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eb613d" draw:opacity="50%" draw:textarea-horizontal-align="justify" draw:textarea-vertical-align="middle" draw:auto-grow-height="false" draw:shadow-opacity="50%"/>
    </style:style>
    <style:style style:name="gr4" style:family="graphic" style:parent-style-name="standard">
      <style:graphic-properties draw:stroke="none" draw:fill="solid" draw:fill-color="#00ff00" draw:opacity="50%" draw:textarea-horizontal-align="justify" draw:textarea-vertical-align="middle" draw:auto-grow-height="false" draw:shadow-opacity="50%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.5cm" svg:height="2cm" svg:x="2cm" svg:y="5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cm" svg:x="2cm" svg:y="7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cm" svg:x="2cm" svg:y="9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cm" svg:x="2cm" svg:y="1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2cm" svg:x="2cm" svg:y="3.4cm">
          <text:p text:style-name="P1">Memori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cm" svg:x="8cm" svg:y="5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2cm" svg:x="8cm" svg:y="3.4cm">
          <text:p text:style-name="P1">Registro/</text:p>
          <text:p text:style-name="P1">Caché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svg:x="2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5cm" svg:height="2cm" svg:x="2cm" svg:y="7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svg:x="2cm" svg:y="9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5cm" svg:height="2cm" svg:x="2cm" svg:y="11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5cm" svg:height="2cm" svg:x="8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svg:x1="5.5cm" svg:y1="5.459cm" svg:x2="8cm" svg:y2="5.459cm" svg:d="M5500 5459h2500" svg:viewBox="0 0 2501 1">
          <text:p text:style-name="P1">1</text:p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ugenio Pérez Martín</meta:initial-creator>
    <meta:creation-date>2014-09-11T19:42:00.247375309</meta:creation-date>
    <dc:date>2014-09-11T20:55:06.526121410</dc:date>
    <dc:creator>Eugenio Pérez Martín</dc:creator>
    <meta:editing-duration>PT1H5M50S</meta:editing-duration>
    <meta:editing-cycles>3</meta:editing-cycles>
    <meta:generator>LibreOffice/4.2.5.2$Linux_X86_64 LibreOffice_project/420m0$Build-2</meta:generator>
    <meta:document-statistic meta:object-count="13"/>
  </office:meta>
</office:document-meta>
</file>